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0.34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0.4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text-underline-style="none" style:font-size-asian="14pt" style:font-style-asian="italic" style:font-size-complex="14pt" style:font-style-complex="italic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family="'Times New Roman'" style:font-style-name="Italic" style:font-family-generic="roman" style:font-pitch="variable" fo:font-size="12pt" fo:font-style="italic" style:text-underline-style="none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12pt" fo:font-style="italic" style:font-family-asian="Arial" style:font-style-name-asian="Regular" style:font-family-generic-asian="swiss" style:font-size-asian="12pt" style:font-style-asian="italic" style:font-family-complex="Arial" style:font-style-name-complex="Regular" style:font-family-generic-complex="swiss" style:font-size-complex="12pt" style:font-style-complex="italic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2pt" fo:font-style="normal" style:font-family-asian="Arial" style:font-style-name-asian="Regular" style:font-family-generic-asian="swiss" style:font-size-asian="12pt" style:font-style-asian="normal" style:font-family-complex="Arial" style:font-style-name-complex="Regular" style:font-family-generic-complex="swiss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762cm" svg:height="0.762cm" svg:x="3.032cm" svg:y="3.11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3.032cm" svg:y="4.713cm">
          <text:p text:style-name="P1"><text:span text:style-name="T1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0.762cm" svg:height="0.762cm" svg:x="5.445cm" svg:y="4.21cm">
          <text:p text:style-name="P3"><text:span text:style-name="T4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" draw:id="id1" draw:layer="layout" svg:width="0.84cm" svg:height="0.83cm" svg:x="5.384cm" svg:y="2.913cm">
          <draw:text-box>
            <text:p><text:span text:style-name="T5">θ</text:span></text:p>
          </draw:text-box>
        </draw:frame>
        <draw:connector draw:style-name="gr3" draw:text-style-name="P5" draw:layer="layout" draw:type="line" svg:x1="5.804cm" svg:y1="3.743cm" svg:x2="5.826cm" svg:y2="4.21cm" draw:start-shape="id1" draw:start-glue-point="2" draw:end-shape="id2" draw:end-glue-point="4" svg:d="M5804 3743l22 467">
          <text:p/>
        </draw:connector>
        <draw:connector draw:style-name="gr3" draw:text-style-name="P5" draw:layer="layout" draw:type="line" svg:x1="3.794cm" svg:y1="3.491cm" svg:x2="5.556cm" svg:y2="4.321cm" draw:start-shape="id3" draw:start-glue-point="10" draw:end-shape="id2" draw:end-glue-point="5" svg:d="M3794 3491l1762 830">
          <text:p/>
        </draw:connector>
        <draw:connector draw:style-name="gr3" draw:text-style-name="P5" draw:layer="layout" draw:type="line" svg:x1="3.794cm" svg:y1="5.094cm" svg:x2="5.445cm" svg:y2="4.591cm" draw:start-shape="id4" draw:start-glue-point="10" draw:end-shape="id2" draw:end-glue-point="6" svg:d="M3794 5094l1651-503">
          <text:p/>
        </draw:connector>
        <draw:frame draw:style-name="gr4" draw:text-style-name="P4" draw:layer="layout" svg:width="0.977cm" svg:height="0.83cm" svg:x="4.285cm" svg:y="3.213cm">
          <draw:text-box>
            <text:p><text:span text:style-name="T5">w</text:span><text:span text:style-name="T6">1</text:span></text:p>
          </draw:text-box>
        </draw:frame>
        <draw:frame draw:style-name="gr4" draw:text-style-name="P4" draw:layer="layout" svg:width="0.977cm" svg:height="0.83cm" svg:x="4.086cm" svg:y="4.713cm">
          <draw:text-box>
            <text:p><text:span text:style-name="T5">w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4-27T09:06:03.69</dc:date>
    <dc:creator>Loc Nguyen</dc:creator>
    <meta:editing-duration>PT27M2S</meta:editing-duration>
    <meta:editing-cycles>11</meta:editing-cycles>
    <meta:generator>OpenOffice/4.1.2$Win32 OpenOffice.org_project/412m3$Build-9782</meta:generator>
    <meta:document-statistic meta:object-count="9"/>
  </office:meta>
</office:document-meta>
</file>